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e587" officeooo:paragraph-rsid="000de587"/>
    </style:style>
    <style:style style:name="P2" style:family="paragraph" style:parent-style-name="Standard">
      <style:text-properties officeooo:rsid="000edefa" officeooo:paragraph-rsid="000edefa"/>
    </style:style>
    <style:style style:name="P3" style:family="paragraph" style:parent-style-name="Standard">
      <style:text-properties officeooo:rsid="00117ee4" officeooo:paragraph-rsid="00117ee4"/>
    </style:style>
    <style:style style:name="P4" style:family="paragraph" style:parent-style-name="Standard">
      <style:text-properties officeooo:rsid="0011f0e5" officeooo:paragraph-rsid="0011f0e5"/>
    </style:style>
    <style:style style:name="P5" style:family="paragraph" style:parent-style-name="Standard">
      <style:text-properties officeooo:rsid="0011f0e5" officeooo:paragraph-rsid="0011f0e5" fo:background-color="transparent"/>
    </style:style>
    <style:style style:name="P6" style:family="paragraph" style:parent-style-name="Standard">
      <style:text-properties officeooo:rsid="0014d8f3" officeooo:paragraph-rsid="0014d8f3" fo:background-color="transparent"/>
    </style:style>
    <style:style style:name="P7" style:family="paragraph" style:parent-style-name="Standard">
      <style:text-properties officeooo:rsid="00180f71" officeooo:paragraph-rsid="00180f71" fo:background-color="transparent"/>
    </style:style>
    <style:style style:name="P8" style:family="paragraph" style:parent-style-name="Standard">
      <style:text-properties officeooo:rsid="0018d8b6" officeooo:paragraph-rsid="0018d8b6" fo:background-color="transparent"/>
    </style:style>
    <style:style style:name="P9" style:family="paragraph" style:parent-style-name="Standard">
      <style:text-properties officeooo:rsid="001a1da3" officeooo:paragraph-rsid="001a1da3" fo:background-color="transparent"/>
    </style:style>
    <style:style style:name="P10" style:family="paragraph" style:parent-style-name="Standard">
      <style:text-properties officeooo:rsid="001d3cd6" officeooo:paragraph-rsid="001d3cd6" fo:background-color="transparent"/>
    </style:style>
    <style:style style:name="P11" style:family="paragraph" style:parent-style-name="Standard">
      <style:text-properties officeooo:rsid="001e6411" officeooo:paragraph-rsid="001e6411" fo:background-color="transparent"/>
    </style:style>
    <style:style style:name="P12" style:family="paragraph" style:parent-style-name="Standard">
      <style:text-properties officeooo:rsid="001e6411" officeooo:paragraph-rsid="00211367" fo:background-color="transparent"/>
    </style:style>
    <style:style style:name="P13" style:family="paragraph" style:parent-style-name="Standard">
      <style:text-properties officeooo:rsid="00211367" officeooo:paragraph-rsid="00211367" fo:background-color="transparent"/>
    </style:style>
    <style:style style:name="P14" style:family="paragraph" style:parent-style-name="Standard">
      <style:text-properties officeooo:rsid="0021efcf" officeooo:paragraph-rsid="0021efcf" fo:background-color="transparent"/>
    </style:style>
    <style:style style:name="P15" style:family="paragraph" style:parent-style-name="Standard">
      <style:text-properties officeooo:rsid="0023dc17" officeooo:paragraph-rsid="0023dc17" fo:background-color="transparent"/>
    </style:style>
    <style:style style:name="P16" style:family="paragraph" style:parent-style-name="Standard">
      <style:text-properties officeooo:rsid="0025db12" officeooo:paragraph-rsid="0025db12" fo:background-color="transparent"/>
    </style:style>
    <style:style style:name="P17" style:family="paragraph" style:parent-style-name="Standard">
      <style:text-properties officeooo:rsid="002608f4" officeooo:paragraph-rsid="002608f4" fo:background-color="transparent"/>
    </style:style>
    <style:style style:name="P18" style:family="paragraph" style:parent-style-name="Standard">
      <style:text-properties officeooo:rsid="00267d5d" officeooo:paragraph-rsid="00267d5d" fo:background-color="transparent"/>
    </style:style>
    <style:style style:name="P19" style:family="paragraph" style:parent-style-name="Standard">
      <style:text-properties officeooo:rsid="0026d3af" officeooo:paragraph-rsid="0026d3af" fo:background-color="transparent"/>
    </style:style>
    <style:style style:name="P20" style:family="paragraph" style:parent-style-name="Standard">
      <style:text-properties officeooo:rsid="002794b4" officeooo:paragraph-rsid="002794b4" fo:background-color="transparent"/>
    </style:style>
    <style:style style:name="P21" style:family="paragraph" style:parent-style-name="Standard">
      <style:text-properties officeooo:rsid="0028d9bd" officeooo:paragraph-rsid="0028d9bd"/>
    </style:style>
    <style:style style:name="P22" style:family="paragraph" style:parent-style-name="Standard">
      <style:text-properties officeooo:rsid="0028d9bd" officeooo:paragraph-rsid="0028d9bd"/>
    </style:style>
    <style:style style:name="P23" style:family="paragraph" style:parent-style-name="Standard">
      <style:text-properties officeooo:rsid="00293216" officeooo:paragraph-rsid="00293216"/>
    </style:style>
    <style:style style:name="P24" style:family="paragraph" style:parent-style-name="Standard">
      <style:text-properties officeooo:rsid="002d6fdb" officeooo:paragraph-rsid="002d6fdb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201422"/>
    </style:style>
    <style:style style:name="T3" style:family="text">
      <style:text-properties officeooo:rsid="00211367"/>
    </style:style>
    <style:style style:name="T4" style:family="text">
      <style:text-properties officeooo:rsid="002a75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通用功能</text:p>
      <text:p text:style-name="P21">1.<text:tab/>状态管理器</text:p>
      <text:p text:style-name="P21">2.<text:tab/>场景init。</text:p>
      <text:p text:style-name="P21">3.<text:tab/>公司logo，版权信息。</text:p>
      <text:p text:style-name="P23">4.<text:tab/>体验功能注释，<text:span text:style-name="T4">增加体验说明语句，“亲，您目前访问的是体验页面，为开放全部<text:tab/>功能，请见谅。”</text:span></text:p>
      <text:p text:style-name="P24">5.<text:tab/>中文字体路径，opentype.js</text:p>
      <text:p text:style-name="P24">6.<text:tab/>创建afanty3d，github项目。</text:p>
      <text:p text:style-name="P21"/>
      <text:p text:style-name="P1">场景模板</text:p>
      <text:p text:style-name="P1"/>
      <text:p text:style-name="P2">1.<text:tab/><text:span text:style-name="T1">添加header，footer</text:span></text:p>
      <text:p text:style-name="P2">2.<text:tab/><text:span text:style-name="T1">设置渲染器antialias为true，alpha 为 true</text:span></text:p>
      <text:p text:style-name="P2">3.<text:tab/>合并canvas_camera_orthographic2.html</text:p>
      <text:p text:style-name="P2">4.<text:tab/><text:span text:style-name="T1">添加trackball controler</text:span></text:p>
      <text:p text:style-name="P3">5.<text:tab/><text:span text:style-name="T1">合并webgl_materials_lightmap.html</text:span></text:p>
      <text:p text:style-name="P4">6.<text:tab/><text:span text:style-name="T1">合并webgl_lights_hemisphere.html</text:span></text:p>
      <text:p text:style-name="P4">7.<text:tab/><text:span text:style-name="T1">合并webgl_geometry_large_mesh.html</text:span></text:p>
      <text:p text:style-name="P4"/>
      <text:p text:style-name="P5">家居布置</text:p>
      <text:p text:style-name="P5"/>
      <text:p text:style-name="P6">1.<text:tab/><text:span text:style-name="T1">添加选择家具面板</text:span></text:p>
      <text:p text:style-name="P6">2.<text:tab/><text:span text:style-name="T1">获得家具的外部边界，红色，30%透明</text:span></text:p>
      <text:p text:style-name="P6">3.<text:tab/>获得鼠标位置，在鼠标所在位置绘制家具以及边框。</text:p>
      <text:p text:style-name="P6">4.<text:tab/>获得与鼠标相交的墙，地面，并高亮相交的面，并判断与家具的边界是否相交，如果相交，将墙面设置<text:tab/>为莹绿30%透明</text:p>
      <text:p text:style-name="P6">5.<text:tab/><text:span text:style-name="T1">放置家具。</text:span></text:p>
      <text:p text:style-name="P7">6.<text:tab/><text:span text:style-name="T1">添加变换控制。</text:span></text:p>
      <text:p text:style-name="P8">7.<text:tab/><text:span text:style-name="T1">合并webgl_interactive_voxelpainter.html</text:span></text:p>
      <text:p text:style-name="P9">8.<text:tab/>设置状态管理器，共有视图操作，放置，变换三种状态，放置与视图操作，变换操作互斥。视图操作与 变换操作共存，默认为视图操作，单击变换按钮，中断放置状态，打开变换状态，按esc键取消当前状 态回到视图操作状态，按放置命令，中断变换状态，打开放置状态</text:p>
      <text:p text:style-name="P9"/>
      <text:p text:style-name="P10">服装喷涂定制</text:p>
      <text:p text:style-name="P10"/>
      <text:p text:style-name="P10">1.<text:tab/><text:span text:style-name="T1">合并webgl_decals.html</text:span></text:p>
      <text:p text:style-name="P14">2.<text:tab/>添加菜单控制模块，单击命令按钮，对应的属性栏和右侧选择栏自动变换。</text:p>
      <text:p text:style-name="P14">3.<text:tab/><text:span text:style-name="T1">添加场景鼠标适配模块，鼠标在场景中点击，获得正确的坐标。</text:span></text:p>
      <text:p text:style-name="P15">4.<text:tab/>艺术贴花模块儿，过滤模特胳臂。</text:p>
      <text:p text:style-name="P16">5.<text:tab/>添加更多服装模型，艺术贴花样式。</text:p>
      <text:p text:style-name="P17">6.<text:tab/>添加更改服装底色模块，服装样式模块。</text:p>
      <text:p text:style-name="P18">7.<text:tab/>添加保存用户定义属性模块。</text:p>
      <text:p text:style-name="P19">8.<text:tab/>添加随机贴花模块。</text:p>
      <text:p text:style-name="P20">9.<text:tab/>制作更多模特模型，增加更改性别，身高，体重模块。</text:p>
      <text:p text:style-name="P10"/>
      <text:p text:style-name="P10">戒指定制</text:p>
      <text:p text:style-name="P10"/>
      <text:p text:style-name="P11">1.<text:tab/>创建圆环</text:p>
      <text:p text:style-name="P12">2.<text:tab/>创建文字<text:span text:style-name="T3">，按照圆环的弧度放置</text:span></text:p>
      <text:p text:style-name="P12"><text:soft-page-break/><text:span text:style-name="T3">3.<text:tab/></text:span>合并webgl_<text:span text:style-name="T2">decals.html,通过decalgeometry 获得 textgeometry在圆环上的投影，按照圆环的厚度拉<text:tab/>伸。</text:span></text:p>
      <text:p text:style-name="P13">4.<text:tab/>获得文字的外边界，得到文字的边界长度，转换为弧度。</text:p>
      <text:p text:style-name="P13">5.<text:tab/>创建一个不封闭的圆环，开放的弧度为文字的弧度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5:34:53.066174409</meta:creation-date>
    <dc:date>2015-03-21T11:43:57.798518192</dc:date>
    <meta:editing-duration>P1DT4H37M35S</meta:editing-duration>
    <meta:editing-cycles>36</meta:editing-cycles>
    <meta:generator>LibreOffice/4.3.3.2$Linux_X86_64 LibreOffice_project/430m0$Build-2</meta:generator>
    <meta:document-statistic meta:table-count="0" meta:image-count="0" meta:object-count="0" meta:page-count="2" meta:paragraph-count="40" meta:word-count="651" meta:character-count="1014" meta:non-whitespace-character-count="969"/>
  </office:meta>
</office:document-meta>
</file>